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fo:font-size="14pt" style:font-size-asian="14pt" style:font-size-complex="14pt"/>
    </style:style>
    <style:style style:name="T3" style:parent-style-name="Policepardéfaut" style:family="text">
      <style:text-properties fo:font-weight="bold" style:font-weight-asian="bold" fo:font-size="14pt" style:font-size-asian="14pt" style:font-size-complex="14pt"/>
    </style:style>
    <style:style style:name="P4" style:parent-style-name="Standard" style:family="paragraph">
      <style:text-properties fo:font-weight="bold" style:font-weight-asian="bold" fo:font-size="12pt" style:font-size-asian="12pt" style:font-size-complex="12pt"/>
    </style:style>
    <style:style style:name="P5" style:parent-style-name="Standard" style:family="paragraph">
      <style:text-properties fo:font-size="12pt" style:font-size-asian="12pt" style:font-size-complex="12pt"/>
    </style:style>
    <style:style style:name="P6" style:parent-style-name="Paragraphedeliste" style:family="paragraph">
      <style:text-properties fo:font-weight="bold" style:font-weight-asian="bold" style:font-weight-complex="bold" fo:font-size="12pt" style:font-size-asian="12pt" style:font-size-complex="12pt"/>
    </style:style>
    <style:style style:name="P7" style:parent-style-name="Standard" style:family="paragraph">
      <style:text-properties fo:font-size="12pt" style:font-size-asian="12pt" style:font-size-complex="12pt"/>
    </style:style>
    <style:style style:name="P8" style:parent-style-name="Standard" style:family="paragraph">
      <style:text-properties fo:font-weight="bold" style:font-weight-asian="bold" style:font-weight-complex="bold" fo:font-size="12pt" style:font-size-asian="12pt" style:font-size-complex="12pt"/>
    </style:style>
    <style:style style:name="P9" style:parent-style-name="Standard" style:family="paragraph">
      <style:text-properties fo:font-size="12pt" style:font-size-asian="12pt" style:font-size-complex="12pt"/>
    </style:style>
    <style:style style:name="P10" style:parent-style-name="Paragraphedeliste" style:family="paragraph">
      <style:paragraph-properties fo:margin-left="0in">
        <style:tab-stops/>
      </style:paragraph-properties>
      <style:text-properties fo:font-weight="bold" style:font-weight-asian="bold" style:font-weight-complex="bold"/>
    </style:style>
    <style:style style:name="T11" style:parent-style-name="Policepardéfaut" style:family="text">
      <style:text-properties fo:font-weight="bold" style:font-weight-asian="bold" fo:font-size="14pt" style:font-size-asian="14pt" style:font-size-complex="14pt"/>
    </style:style>
    <style:style style:name="P12" style:parent-style-name="Standard" style:family="paragraph">
      <style:text-properties fo:font-size="12pt" style:font-size-asian="12pt" style:font-size-complex="12pt"/>
    </style:style>
    <style:style style:name="P13" style:parent-style-name="Standard" style:family="paragraph">
      <style:text-properties fo:font-size="12pt" style:font-size-asian="12pt" style:font-size-complex="12pt"/>
    </style:style>
    <style:style style:name="T14" style:parent-style-name="Policepardéfaut" style:family="text">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T18" style:parent-style-name="Policepardéfaut" style:family="text">
      <style:text-properties fo:font-size="12pt" style:font-size-asian="12pt" style:font-size-complex="12pt"/>
    </style:style>
    <style:style style:name="T19" style:parent-style-name="Policepardéfaut" style:family="text">
      <style:text-properties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T22" style:parent-style-name="Policepardéfaut" style:family="text">
      <style:text-properties fo:font-size="12pt" style:font-size-asian="12pt" style:font-size-complex="12pt"/>
    </style:style>
  </office:automatic-styles>
  <office:body>
    <office:text text:use-soft-page-breaks="true">
      <text:p text:style-name="P1"><text:span text:style-name="T2">Question 1 : Comment réduire l’impact énergétiques des</text:span><text:span text:style-name="T3"><text:s/>crypto-monnaies ?</text:span></text:p>
      <text:p text:style-name="P4"/>
      <text:p text:style-name="P5">Intro : Bonjour, le sujet traité abordera les cryptomonnaies et leur fonctionnement. La<text:s/>problématique est la suivante : comment réduire leur impact énergétique. Je vais d’abord vous<text:s/>expliquer<text:s/>le système de Proof of Work qui explique<text:s/>ces surconsommations.<text:s/>Puis je vais répondre à la problématique en vous<text:s/>introduire<text:s/>un<text:s/>nouveau système : proof of stake qui vise à résoudre ce pb de consommation.</text:p>
      <text:list text:style-name="WWNum2">
        <text:list-item text:start-value="1">
          <text:p text:style-name="P6">Bref rappel sur le principe des crypto-monnaies</text:p>
        </text:list-item>
      </text:list>
      <text:p text:style-name="P7">Une cryptomonnaie est décentralisé,<text:s/>c’est-à-dire que les informations ne transitent pas sur un serveur principal mais circulent parmi les utilisateurs. Ainsi, afin que tous les utilisateurs puissent être en accord du l’état actuel de la monnaie, il faut s’assurer que les données ne soient pas<text:s/>falsifiées : c’est le rôle du minage. Cela consiste à vérifier les transactions en résolvant des problématiques mathématiques. Si le résultat est incorrect, alors il y a une falsification, sinon la transaction est validée. Ceux qui résolvent ces problèmes sont les mineurs, ils mettent à disposition leurs machines en échange d’une récompense. Résoudre ces problèmes certifie qu’ils ont bien contribué (proof of work) et obtiennent une récompense proportionnelle à leur implication.</text:p>
      <text:p text:style-name="P8">2) Problématique :<text:s/></text:p>
      <text:p text:style-name="P9">Les mineurs cherchent donc à obtenir plus de puissance, malheureusement le système fait que la difficulté des calculs augmente au fil du temps ce qui mène à la première problématique :<text:s/>la consommation excessive<text:s/>d’électricité qui alimente<text:s/>les machines des mineurs (coupure d’électricité, chiffre…). Puis<text:s/>la monopolisation des récompenses (explication des fermes de minages) et<text:s/>enfin<text:s/>la pénurie de composants.</text:p>
      <text:p text:style-name="P10"><text:s/><text:s text:c="3"/>3) Solutions : Proof of stake</text:p>
      <text:p text:style-name="Standard">Annoncé par la monnaie Ethereum, cette nouvelle technique permettrait de réduire de 97 % la consommation d’énergie.</text:p>
      <text:p text:style-name="Standard">Ici, des validateurs doivent mettre en jeu 32 ETH. Certains sont alors<text:s/>sélectionnés aléatoirement et devront effectuer les opérations<text:s/>de vérification<text:s/>sous peine de perdre la somme mise en jeu. Le système se basse sur l’enjeu : tout est calculé pour que si une personne tente une attaque, il perde plus qu’il ne gagne.<text:s/>Ce système n’augmente la difficulté de calcul pour les validateurs sélectionnés ce qui rend les calculs moins coûteux.</text:p>
      <text:p text:style-name="Standard">Bitcoin est un système très complexe et rudement bien mené. C’est donc une prouesse technique mais n’est-il pas de notre devoir d’empêcher la création de système poussant à la<text:s/>surconsommation<text:s/>? Interdire ce genre de projet n’est pas une solution mais nous devons prendre conscience des conséquences et y réfléchir avant afin d’éviter de construire des systèmes qui devront être démantelés par la suite ou grandement modifié.</text:p>
      <text:p text:style-name="Standard"/>
      <text:p text:style-name="Standard"/>
      <text:p text:style-name="Standard"><text:span text:style-name="T11">Question 2 : Comment réduire les impacts sur l’environnement grâce aux systèmes informatiques ?</text:span></text:p>
      <text:p text:style-name="Standard"/>
      <text:p text:style-name="P12">Intro : Bonjour, le sujet traité abordera les systèmes informatiques et les impacts environnementaux. La problématique est la suivante :<text:s/>comment utiliser les systèmes informatiques pour réduire les impacts sur l’environnement ?</text:p>
      <text:p text:style-name="P13">Les systèmes informatiques peuvent être très énergivores mais ils peuvent aussi avoir des vertus pour l’environnement et c’est ce que je vais vous montrer en vous donnant plusieurs exemples de systèmes permettent de répondre à cette problématique et ainsi avoir un aperçu des innovations actuelles dans ce domaine.</text:p>
      <text:p text:style-name="Standard"><text:span text:style-name="T14">2) Le premier exemple c’est une start-up parisienne du nom de Qarnot qui a développé des radiateurs connectés. Il s’agit en réalité de serveurs décentralisés qui effectuent des opérations et qui produisent suffisamment de chaleur pour chauffer une pièce. Ainsi, on évite le gaspillage et la chaleur émise par ces serveurs devient utile. Sur Paris un HLM a été équipé de ces radiateurs et permet de réduire pratiquement de 100 % la consommation de chauffage.</text:span></text:p>
      <text:p text:style-name="P15">Un autre exemple est des celui des systèmes embarqués, ces mini-ordinateurs que l’on peut équiper partout.<text:s/>Ils permettent plusieurs choses comme l’optimisation d’énergies (ex : des capteurs de présences permettent d’éteindre la lumière lorsqu’une pièce n’est pas occupé), l’automatisation des tâches<text:s/>(ex : serre horticole, mur végétal…) Cela permet de réduire le coût en main d’œuvre, de rendre les systèmes plus performants et d’optimiser l’en.<text:s/></text:p>
      <text:p text:style-name="P16"/>
      <text:p text:style-name="P17">Enfin, il existe aussi des possibilités de réduire l’impact énergétiques des systèmes informatiques grâce à l’environnement. En effet, le cloud de google est un datacenter qui requiert une consommation importante en termes de refroidissement. Pour cela, google s’est mis à utiliser des eaux usées au lieu d’utiliser de l’eau potable. Mieux encore, des datacenters se construisent dans des régions froides comme la Norvège où la température ambiante à elle seule permet de<text:s/>refroidir les serveurs.</text:p>
      <text:p text:style-name="Standard"/>
      <text:p text:style-name="Standard"><text:span text:style-name="T18">(Problématique)<text:s/></text:span><text:span text:style-name="T19">L’idée est de créer une cohabitation entre environnement et informatique</text:span><text:span text:style-name="T20">. Que ce soit avec des microcontrôleur qui servent spécifiquement à optimiser les systèmes ou en mettant à profit le fonctionnement d’ordinateur ou<text:s/></text:span><text:span text:style-name="T21">des particularités de l’environnement</text:span><text:span text:style-name="T22">.<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Mentionnonrésolue" style:display-name="Mention non résolue" style:family="text" style:parent-style-name="Policepardéfaut">
      <style:text-properties fo:color="#605E5C" fo:background-color="#E1DFDD"/>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text-properties style:font-name-asian="Calibri" style:font-name-complex="DejaVu Sans" style:text-underline-type="none" style:text-underline-color="font-color"/>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Calibri"/>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DejaVu Sans" style:text-underline-type="none" style:text-underline-color="font-color"/>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rancis</meta:initial-creator>
    <dc:creator>Alexandre GUERLACH</dc:creator>
    <meta:creation-date>2022-04-14T08:59:00Z</meta:creation-date>
    <dc:date>2022-06-19T22:28:00Z</dc:date>
    <meta:template xlink:href="Normal" xlink:type="simple"/>
    <meta:editing-cycles>9</meta:editing-cycles>
    <meta:editing-duration>PT72480S</meta:editing-duration>
    <meta:user-defined meta:name="AppVersion">16.0000</meta:user-defined>
    <meta:user-defined meta:name="Company">_x000d_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0" meta:word-count="777" meta:character-count="5045" meta:row-count="35" meta:non-whitespace-character-count="4278"/>
  </office:meta>
</office:document-meta>
</file>